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justify" style:justify-single-word="false"/>
      <style:text-properties style:text-underline-style="none"/>
    </style:style>
    <style:style style:name="P2" style:family="paragraph" style:parent-style-name="Preformatted_20_Text">
      <style:text-properties style:text-underline-style="solid" style:text-underline-width="auto" style:text-underline-color="font-color" fo:font-weight="bold" style:font-weight-asian="bold" style:font-weight-complex="bold"/>
    </style:style>
    <style:style style:name="P3" style:family="paragraph" style:parent-style-name="Preformatted_20_Text">
      <style:text-properties fo:font-style="italic" style:text-underline-style="none" fo:font-weight="normal" style:font-style-asian="italic" style:font-weight-asian="normal" style:font-style-complex="italic" style:font-weight-complex="normal"/>
    </style:style>
    <style:style style:name="P4" style:family="paragraph" style:parent-style-name="Preformatted_20_Text">
      <style:text-properties fo:font-size="13pt" style:text-underline-style="solid" style:text-underline-width="auto" style:text-underline-color="font-color" fo:font-weight="bold" style:font-size-asian="13pt" style:font-weight-asian="bold" style:font-size-complex="13pt" style:font-weight-complex="bold"/>
    </style:style>
    <style:style style:name="P5" style:family="paragraph" style:parent-style-name="Preformatted_20_Text">
      <style:paragraph-properties fo:text-align="justify" style:justify-single-word="false"/>
    </style:style>
    <style:style style:name="P6" style:family="paragraph" style:parent-style-name="Preformatted_20_Text" style:list-style-name="L1">
      <style:paragraph-properties fo:text-align="justify" style:justify-single-word="false"/>
    </style:style>
    <style:style style:name="P7" style:family="paragraph" style:parent-style-name="Preformatted_20_Text" style:list-style-name="L2">
      <style:paragraph-properties fo:text-align="justify" style:justify-single-word="false"/>
    </style:style>
    <style:style style:name="P8" style:family="paragraph" style:parent-style-name="Preformatted_20_Text" style:list-style-name="L3">
      <style:paragraph-properties fo:text-align="justify" style:justify-single-word="false"/>
    </style:style>
    <style:style style:name="P9" style:family="paragraph" style:parent-style-name="Preformatted_20_Text" style:list-style-name="L4">
      <style:paragraph-properties fo:text-align="justify" style:justify-single-word="false"/>
    </style:style>
    <style:style style:name="P10" style:family="paragraph" style:parent-style-name="Preformatted_20_Text" style:list-style-name="L5">
      <style:paragraph-properties fo:text-align="justify" style:justify-single-word="false"/>
    </style:style>
    <style:style style:name="P1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tyle="italic"/>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ize="9pt"/>
    </style:style>
    <style:style style:name="T9" style:family="text">
      <style:text-properties fo:font-size="9pt" fo:font-style="italic" style:font-size-asian="9pt" style:font-style-asian="italic" style:font-size-complex="9pt" style:font-style-complex="italic"/>
    </style:style>
    <style:style style:name="T10" style:family="text">
      <style:text-properties fo:font-size="9pt" fo:font-style="italic" fo:font-weight="bold" style:font-size-asian="9pt" style:font-style-asian="italic" style:font-weight-asian="bold" style:font-size-complex="9pt" style:font-style-complex="italic" style:font-weight-complex="bold"/>
    </style:style>
    <style:style style:name="T11"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2" style:family="text">
      <style:text-properties style:font-size-asian="9pt"/>
    </style:style>
    <style:style style:name="T13" style:family="text">
      <style:text-properties style:font-style-asian="italic"/>
    </style:style>
    <style:style style:name="T14" style:family="text">
      <style:text-properties style:font-size-complex="9pt"/>
    </style:style>
    <style:style style:name="T15" style:family="text">
      <style:text-properties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ruccions --- VA Pràctica 2</text:p>
      <text:p text:style-name="P2"><text:span text:style-name="T4"/></text:p>
      <text:p text:style-name="P3"><text:tab/>Autors: Roger García Alvarez i Miguel Angel Vico Moya</text:p>
      <text:p text:style-name="P3"/>
      <text:p text:style-name="P3"/>
      <text:p text:style-name="P3"><draw:line text:anchor-type="paragraph" draw:z-index="3" draw:style-name="gr1" draw:text-style-name="P11" svg:x1="4.152cm" svg:y1="0.303cm" svg:x2="12.645cm" svg:y2="0.25cm"><text:p/></draw:line></text:p>
      <text:p text:style-name="Preformatted_20_Text"/>
      <text:p text:style-name="Preformatted_20_Text"/>
      <text:p text:style-name="P5">Una vegada iniciada l'aplicació, es poden divisar, al menú de la dreta, tres pestanyes ben diferenciades: "Main", "Textures" i "Shadows". </text:p>
      <text:p text:style-name="P5"/>
      <text:p text:style-name="P5"/>
      <text:p text:style-name="P5">Per al menú "<text:span text:style-name="T1">Main</text:span>" tenim les següents funcionalitats: </text:p>
      <text:p text:style-name="P5"/>
      <text:list xml:id="list230933870" text:style-name="L1">
        <text:list-item>
          <text:p text:style-name="P6"><text:span text:style-name="T2">Open Model</text:span>: Permet obrir un nou objecte perque sigui visible a la nostra escena. </text:p>
        </text:list-item>
      </text:list>
      <text:p text:style-name="P5"/>
      <text:list xml:id="list165247957" text:continue-numbering="true" text:style-name="L1">
        <text:list-item>
          <text:p text:style-name="P6"><text:span text:style-name="T2">Delete Model</text:span>: Permet eliminar un objecte de la nostra escena. Prèviament aquest objecte (o l'escena sencera) ha hagut d'estar seleccionat de la forma que es comenta després. </text:p>
        </text:list-item>
      </text:list>
      <text:p text:style-name="P5"/>
      <text:list xml:id="list1078214829" text:continue-numbering="true" text:style-name="L1">
        <text:list-item>
          <text:p text:style-name="P6"><text:span text:style-name="T2">Rendering mode</text:span>: Permet escollir el mode de pintat entre "Immediate", "Display List" i "Vertex Array". Per defecte tenim "Immediate". </text:p>
        </text:list-item>
      </text:list>
      <text:p text:style-name="P5"/>
      <text:list xml:id="list2074549515" text:continue-numbering="true" text:style-name="L1">
        <text:list-item>
          <text:p text:style-name="P6"><text:span text:style-name="T2">Triangles &amp; Quads in the model (K)</text:span>: Ens mostra, en milers, el número de triangles i quads que hi han a l'escena, respectivament.</text:p>
        </text:list-item>
      </text:list>
      <text:p text:style-name="P5"/>
      <text:list xml:id="list1675744608" text:continue-numbering="true" text:style-name="L1">
        <text:list-item>
          <text:p text:style-name="P6"><text:span text:style-name="T2">Selection Mode</text:span>: Permet a l'usuari entrar al mode selecció. Aquest, te diverses opcions: </text:p>
          <text:p text:style-name="P6"/>
          <text:list>
            <text:list-item>
              <text:p text:style-name="P6">Sel·leccionar un sol objecte: Després d'haver activat el mode selecció, només s'haurà de fer click a sobre de l'objecte en questió. </text:p>
              <text:p text:style-name="P6"/>
            </text:list-item>
            <text:list-item>
              <text:p text:style-name="P6">A més, moure'l: Una vegada sel·leccionat l'objecte, sense deixar de fer click al botó esquerre del ratolí, moure aquest cap a on es desitgi.</text:p>
              <text:p text:style-name="P6"/>
            </text:list-item>
            <text:list-item>
              <text:p text:style-name="P6">Sel·leccionar tota l'escena: Havent clickat a sobre del Widget a on es veu l'escena, prémer la combinació de tecles "Ctrl + A". </text:p>
              <text:p text:style-name="P6"/>
            </text:list-item>
          </text:list>
        </text:list-item>
      </text:list>
      <text:p text:style-name="P5"><text:span text:style-name="T10"><text:tab/>****</text:span><text:span text:style-name="T9"> </text:span><text:span text:style-name="T10">Nota:</text:span><text:span text:style-name="T9"> Afegir també que, quan un objecte estigui sel·leccionat, aquest es veurà d'un color blauenc. </text:span><text:span text:style-name="T10">**** </text:span></text:p>
      <text:p text:style-name="P5"><text:span text:style-name="T11"/></text:p>
      <text:list xml:id="list2084767662" text:style-name="L3">
        <text:list-item>
          <text:p text:style-name="P8"><text:span text:style-name="T2">Movement</text:span>: L'escena es posa en moviment.</text:p>
          <text:p text:style-name="P8"><text:span text:style-name="T2"/></text:p>
        </text:list-item>
        <text:list-item>
          <text:p text:style-name="P8"><text:span text:style-name="T2">Reset Camera</text:span>: Permet a l'usuari tornar a posar la càmara tal i com se la troba al iniciar l'aplicació.</text:p>
          <text:p text:style-name="P8"><text:span text:style-name="T2"/></text:p>
        </text:list-item>
        <text:list-item>
          <text:p text:style-name="P8"><text:span text:style-name="T2">Frames per second</text:span>: Son els frames per segón actuals de l'escena. Aproximadament cada segón s'actualitza el valor una o dues vegades. </text:p>
        </text:list-item>
      </text:list>
      <text:p text:style-name="P5"/>
      <text:p text:style-name="P5"/>
      <text:p text:style-name="P5"><draw:line text:anchor-type="paragraph" draw:z-index="2" draw:style-name="gr1" draw:text-style-name="P11" svg:x1="4.152cm" svg:y1="0.303cm" svg:x2="12.645cm" svg:y2="0.25cm"><text:p/></draw:line></text:p>
      <text:p text:style-name="P5"/>
      <text:p text:style-name="P5"/>
      <text:p text:style-name="P5">Per al menú "<text:span text:style-name="T1">Textures</text:span>" tenim les següents funcionalitats: </text:p>
      <text:p text:style-name="P5"/>
      <text:list xml:id="list127569341" text:style-name="L4">
        <text:list-item>
          <text:p text:style-name="P9"><text:span text:style-name="T2">Open Texture</text:span>: Permet sel·leccionar una textura per a l'objecte sel·leccionat o bé per al projector si s'està en aquest mode.</text:p>
          <text:p text:style-name="P9"><text:span text:style-name="T2"/></text:p>
        </text:list-item>
        <text:list-item>
          <text:p text:style-name="P9"><text:span text:style-name="T2">Horizontal &amp; Vertical texture repeat</text:span>: Com el seu nom indica, número de vegades que es repeteix la textura tant horitzontalment com verticalment.</text:p>
          <text:p text:style-name="P9"><text:soft-page-break/><text:span text:style-name="T2"/></text:p>
        </text:list-item>
        <text:list-item>
          <text:p text:style-name="P9"><text:span text:style-name="T2">Select loaded object &amp; projector tex</text:span>: Permet reutilitzar una textura ja oberta en algún moment anterior.</text:p>
          <text:p text:style-name="P9"><text:span text:style-name="T2"/></text:p>
        </text:list-item>
        <text:list-item>
          <text:p text:style-name="P9"><text:span text:style-name="T2">Projective Texture Mode</text:span>: Permet a l'usuari entrar al mode selecció. En el cas que sigui el primer cop que s'entra en aquest mode, s'haurà de seleccionar una textura. En cas contrari, s'utiliztarà la última textura per a fer la projecció.</text:p>
          <text:p text:style-name="P9"><text:span text:style-name="T2"/></text:p>
        </text:list-item>
        <text:list-item>
          <text:p text:style-name="P9"><text:span text:style-name="T2">Reset projector position</text:span>: Si s'ha cambiat la posició de la cámara després de fer una projecció, es permet a l'usuari tornar al punt des d'on es va fer aquesta projecció. </text:p>
        </text:list-item>
      </text:list>
      <text:p text:style-name="P5"/>
      <text:p text:style-name="P5"/>
      <text:p text:style-name="P5"><draw:line text:anchor-type="paragraph" draw:z-index="0" draw:style-name="gr1" draw:text-style-name="P11" svg:x1="4.152cm" svg:y1="0.303cm" svg:x2="12.645cm" svg:y2="0.25cm"><text:p/></draw:line></text:p>
      <text:p text:style-name="P5"/>
      <text:p text:style-name="P5"/>
      <text:p text:style-name="P5">Per al menú "<text:span text:style-name="T1">Shadows</text:span>" tenim les següents funcionalitats:</text:p>
      <text:p text:style-name="P5"/>
      <text:list xml:id="list1882938605" text:style-name="L5">
        <text:list-item>
          <text:p text:style-name="P10"><text:span text:style-name="T2">Shadow Mode</text:span><text:span text:style-name="T3">: Permet a l'usuari entrar en el mode Shadow. Fet això, apareixerà, a part d'una capsa contenidora de l'escena, una llum.</text:span></text:p>
          <text:p text:style-name="P10"><text:span text:style-name="T3"/></text:p>
        </text:list-item>
        <text:list-item>
          <text:p text:style-name="P10"><text:span text:style-name="T2">Light settings</text:span><text:span text:style-name="T3">: Són tres </text:span><text:span text:style-name="T6">sliders</text:span><text:span text:style-name="T7"> que permeten cambiar la posició de la llum.</text:span><text:span text:style-name="T3"> </text:span></text:p>
          <text:p text:style-name="P10"><text:span text:style-name="T3"/></text:p>
        </text:list-item>
      </text:list>
      <text:p text:style-name="P5"/>
      <text:p text:style-name="P5"><draw:line text:anchor-type="paragraph" draw:z-index="1" draw:style-name="gr1" draw:text-style-name="P11" svg:x1="4.152cm" svg:y1="0.303cm" svg:x2="12.645cm" svg:y2="0.25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11-17T21:18:36</dc:date>
    <dc:creator>Miguel Angel</dc:creator>
    <meta:generator>OpenOffice.org/3.1$Unix OpenOffice.org_project/310m19$Build-9420</meta:generator>
    <meta:editing-duration>PT01H05M56S</meta:editing-duration>
    <meta:editing-cycles>7</meta:editing-cycles>
    <meta:document-statistic meta:table-count="0" meta:image-count="0" meta:object-count="0" meta:page-count="2" meta:paragraph-count="25" meta:word-count="461" meta:character-count="2780"/>
  </office:meta>
</office:document-meta>
</file>